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3e6" officeooo:paragraph-rsid="001ef3e6"/>
    </style:style>
    <style:style style:name="P2" style:family="paragraph" style:parent-style-name="Standard">
      <style:text-properties officeooo:rsid="0020ad68" officeooo:paragraph-rsid="0020ad68"/>
    </style:style>
    <style:style style:name="P3" style:family="paragraph" style:parent-style-name="Standard">
      <style:text-properties officeooo:rsid="00224002" officeooo:paragraph-rsid="00224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 I</text:p>
      <text:p text:style-name="P1"/>
      <text:p text:style-name="P2">Indice </text:p>
      <text:p text:style-name="P3"/>
      <text:p text:style-name="P3">Indice de tabl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2:20.990896103</meta:creation-date>
    <dc:date>2021-10-18T12:46:04.575018334</dc:date>
    <meta:editing-duration>PT1M16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3" meta:word-count="8" meta:character-count="47" meta:non-whitespace-character-count="41"/>
  </office:meta>
</office:document-meta>
</file>